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style:font-name="Times New Roman" fo:font-size="12pt"/>
    </style:style>
    <style:style style:name="P3" style:family="paragraph" style:parent-style-name="Standard">
      <style:paragraph-properties fo:padding="0.0291in" fo:border-left="none" fo:border-right="none" fo:border-top="none" fo:border-bottom="0.06pt solid #000000" style:join-border="false"/>
    </style:style>
    <style:style style:name="P4" style:family="paragraph" style:parent-style-name="Standard">
      <style:paragraph-properties fo:padding="0.0291in" fo:border-left="none" fo:border-right="none" fo:border-top="none" fo:border-bottom="0.06pt solid #000000" style:join-border="false"/>
      <style:text-properties style:font-name="Times New Roman" fo:font-size="12pt"/>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3">
      <style:text-properties style:font-name="Times New Roman" style:font-name-complex="Arial"/>
    </style:style>
    <style:style style:name="P9" style:family="paragraph" style:parent-style-name="Standard">
      <style:text-properties style:font-name="Times New Roman" fo:font-size="12pt"/>
    </style:style>
    <style:style style:name="P10" style:family="paragraph" style:parent-style-name="Standard" style:list-style-name="L3">
      <style:text-properties style:font-name="Times New Roman" fo:font-size="12pt"/>
    </style:style>
    <style:style style:name="P11" style:family="paragraph" style:parent-style-name="Standard" style:list-style-name="L6">
      <style:text-properties style:font-name="Times New Roman" fo:font-size="12pt"/>
    </style:style>
    <style:style style:name="P12" style:family="paragraph" style:parent-style-name="Standard" style:list-style-name="L7">
      <style:text-properties style:font-name="Times New Roman" fo:font-size="12pt"/>
    </style:style>
    <style:style style:name="P13" style:family="paragraph" style:parent-style-name="Standard" style:list-style-name="L8">
      <style:text-properties style:font-name="Times New Roman" fo:font-size="12pt"/>
    </style:style>
    <style:style style:name="P14" style:family="paragraph" style:parent-style-name="Standard" style:list-style-name="L9">
      <style:text-properties style:font-name="Times New Roman" fo:font-size="12pt"/>
    </style:style>
    <style:style style:name="P15" style:family="paragraph" style:parent-style-name="Standard" style:list-style-name="L10">
      <style:text-properties style:font-name="Times New Roman" fo:font-size="12pt"/>
    </style:style>
    <style:style style:name="P16" style:family="paragraph" style:parent-style-name="Standard" style:list-style-name="L11">
      <style:text-properties style:font-name="Times New Roman" fo:font-size="12pt"/>
    </style:style>
    <style:style style:name="P17" style:family="paragraph" style:parent-style-name="Standard" style:list-style-name="L11">
      <style:text-properties style:font-name="Times New Roman" fo:font-size="12pt" fo:font-weight="bold" style:font-weight-asian="bold" style:font-weight-complex="bold"/>
    </style:style>
    <style:style style:name="P18" style:family="paragraph" style:parent-style-name="Standard" style:list-style-name="L12">
      <style:text-properties style:font-name="Times New Roman" fo:font-size="12pt"/>
    </style:style>
    <style:style style:name="P19" style:family="paragraph" style:parent-style-name="Standard" style:list-style-name="L13">
      <style:text-properties style:font-name="Times New Roman" fo:font-size="12pt"/>
    </style:style>
    <style:style style:name="P20" style:family="paragraph" style:parent-style-name="Standard" style:list-style-name="L14">
      <style:text-properties style:font-name="Times New Roman" fo:font-size="12pt"/>
    </style:style>
    <style:style style:name="P21" style:family="paragraph" style:parent-style-name="Standard" style:list-style-name="L16">
      <style:text-properties style:font-name="Times New Roman" fo:font-size="12pt"/>
    </style:style>
    <style:style style:name="P22" style:family="paragraph" style:parent-style-name="Standard">
      <style:text-properties style:font-name="Times New Roman" fo:font-size="13pt" fo:font-weight="bold" style:font-size-asian="13pt" style:font-weight-asian="bold" style:font-size-complex="13pt" style:font-weight-complex="bold"/>
    </style:style>
    <style:style style:name="P23" style:family="paragraph" style:parent-style-name="Standard" style:list-style-name="L10"/>
    <style:style style:name="P24" style:family="paragraph" style:parent-style-name="Standard">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Standard" style:list-style-name="L13"/>
    <style:style style:name="P26" style:family="paragraph" style:parent-style-name="Standard">
      <style:text-properties fo:font-size="13pt" fo:font-weight="bold" style:font-size-asian="13pt" style:font-weight-asian="bold" style:font-size-complex="13pt" style:font-weight-complex="bold"/>
    </style:style>
    <style:style style:name="P27" style:family="paragraph" style:parent-style-name="Standard">
      <style:paragraph-properties fo:padding="0.0291in" fo:border-left="none" fo:border-right="none" fo:border-top="none" fo:border-bottom="0.06pt solid #000000" style:join-border="false"/>
      <style:text-properties style:font-name="Times New Roman" fo:font-size="12pt"/>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4">
      <style:paragraph-properties fo:margin-top="0in" fo:margin-bottom="0in"/>
    </style:style>
    <style:style style:name="T1" style:family="text">
      <style:text-properties fo:font-weight="bold" style:font-weight-asian="bold" style:font-weight-complex="bold"/>
    </style:style>
    <style:style style:name="T2" style:family="text">
      <style:text-properties fo:font-size="12pt"/>
    </style:style>
    <style:style style:name="T3" style:family="text">
      <style:text-properties style:font-name="Times New Roman" fo:font-size="12pt"/>
    </style:style>
    <style:style style:name="T4" style:family="text">
      <style:text-properties style:font-name="Times New Roman" fo:font-size="12pt" fo:font-weight="bold" style:font-weight-asian="bold" style:font-weight-complex="bold"/>
    </style:style>
    <style:style style:name="T5"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1: Basics</text:p>
      <text:p text:style-name="Standard"/>
      <text:list xml:id="list6356482821" text:style-name="L1">
        <text:list-item>
          <text:p text:style-name="P5">10 Different Protocols</text:p>
        </text:list-item>
      </text:list>
      <text:list xml:id="list138904965" text:style-name="L2">
        <text:list-item>
          <text:p text:style-name="P6">HTTP -Hyper Text Transfer Protocol</text:p>
        </text:list-item>
        <text:list-item>
          <text:p text:style-name="P6">TCP</text:p>
        </text:list-item>
        <text:list-item>
          <text:p text:style-name="P6">UDP</text:p>
        </text:list-item>
        <text:list-item>
          <text:p text:style-name="P6">ARP (Address Resolution Protocol)</text:p>
        </text:list-item>
        <text:list-item>
          <text:p text:style-name="P6">SSDP (Simple Service Delivery Protocol)</text:p>
        </text:list-item>
        <text:list-item>
          <text:p text:style-name="P6">LLMNR (Link-Local Multicast Name Resolution)</text:p>
        </text:list-item>
        <text:list-item>
          <text:p text:style-name="P6">DNS<text:tab/>(Domain Name Service)</text:p>
        </text:list-item>
        <text:list-item>
          <text:p text:style-name="P6">ICMPv6 (Internet Control Message Protocol)</text:p>
        </text:list-item>
        <text:list-item>
          <text:p text:style-name="P6">DHCPv6 (Dynamic Host Configuration Protocol)</text:p>
        </text:list-item>
        <text:list-item>
          <text:p text:style-name="P6">LLDP <text:tab/>(Link Layer Discovery Protocol)</text:p>
        </text:list-item>
      </text:list>
      <text:p text:style-name="Standard"/>
      <text:p text:style-name="Standard">2.</text:p>
      <text:p text:style-name="Standard"><text:a xlink:type="simple" xlink:href="http://www.google.co.in/">www.google.co.in</text:a></text:p>
      <text:p text:style-name="Standard"/>
      <text:p text:style-name="Standard">If we look at the frame section of the GET request we see that the time the packet arrived </text:p>
      <text:p text:style-name="Standard">is 16:46:06.652928000 <text:s/>IST</text:p>
      <text:p text:style-name="Standard"/>
      <text:p text:style-name="Standard">ScreenShot1</text:p>
      <text:p text:style-name="Standard"/>
      <text:p text:style-name="Standard">The same section for the HTTP OK shows an arrival time of </text:p>
      <text:p text:style-name="Standard">16:46:06.815843000 IST</text:p>
      <text:p text:style-name="Standard"/>
      <text:p text:style-name="Standard">ScreenShot2</text:p>
      <text:p text:style-name="Standard"/>
      <text:p text:style-name="Standard">The difference of these two times gives:</text:p>
      <text:p text:style-name="Standard">.815843000 - .652928000 = .162915000 seconds</text:p>
      <text:list xml:id="list1882892066" text:continue-numbering="true" text:style-name="L2">
        <text:list-header>
          <text:p text:style-name="P6"/>
          <text:p text:style-name="P6"/>
        </text:list-header>
      </text:list>
      <text:p text:style-name="Standard">3.</text:p>
      <text:p text:style-name="Standard">We cannot get the Internet Address of <text:a xlink:type="simple" xlink:href="http://www.google.com/">www.google.com</text:a> from here due to <text:span text:style-name="T1">Proxy Server</text:span>.</text:p>
      <text:p text:style-name="Standard">All packets go to 202.141.80.22 from our machine and then to the appropriate destination. Similarly all the packets we receive come first to the proxy server 202.141.80.22 and then to our machine. </text:p>
      <text:p text:style-name="Standard">Hence for our all packets seem to come from the proxy server.</text:p>
      <text:p text:style-name="Standard"/>
      <text:p text:style-name="P3"/>
      <text:p text:style-name="Standard"/>
      <text:p text:style-name="Standard"/>
      <text:p text:style-name="P1">Part 2 : Ethernet</text:p>
      <text:p text:style-name="Standard"/>
      <text:p text:style-name="Standard">GET → 51</text:p>
      <text:p text:style-name="Standard">HTTP:// OK → 88</text:p>
      <text:p text:style-name="Standard"/>
      <text:p text:style-name="Standard"><text:tab/><text:tab/><text:tab/>For the Ethernet Frame containing HTTP GET MESSAGE</text:p>
      <text:p text:style-name="Standard"/>
      <text:list xml:id="list993445547" text:style-name="L3">
        <text:list-item>
          <text:p text:style-name="P7">48-bit Address of Machine → 38:60:77:c3:49:59 (IP Address- 172.16.27.28)</text:p>
          <text:p text:style-name="P7"><text:soft-page-break/></text:p>
        </text:list-item>
        <text:list-item>
          <text:p text:style-name="P7">The destination address in the Ethernet frame is 00:24:f9:9d:70:00</text:p>
          <text:p text:style-name="P8">No, <text:s/>This is not <text:s/>the Ethernet address of the website with the RFC.</text:p>
          <text:p text:style-name="P10">It is the address of the router the host computer is directly connected to (default gateway), which is the link used to get off the subnet. This can be verified by using “ arp -n “ option.</text:p>
          <text:p text:style-name="P10">The default gateway is IP Address 172.16.24.254 → Hardware Address <text:s/>00:24:f9:9d:70:00</text:p>
          <text:p text:style-name="P10"/>
        </text:list-item>
        <text:list-item>
          <text:p text:style-name="P10">The hex value for the Frame Type field is 0x0800</text:p>
          <text:p text:style-name="P10">0x0800 stands for Internetworking Prorocol (IP)</text:p>
        </text:list-item>
      </text:list>
      <text:p text:style-name="Standard"><text:span text:style-name="T3"><text:tab/></text:span><text:span text:style-name="T2">Type field (bytes 13-14), which lists a number that identifies the protocol of the Data contained <text:tab/>in the frame</text:span></text:p>
      <text:list xml:id="list974399467" text:continue-numbering="true" text:style-name="L3">
        <text:list-header>
          <text:p text:style-name="P10">For reference, the types of values this field could be are the following:</text:p>
          <text:list text:style-name="L4">
            <text:list-item>
              <text:p text:style-name="P31">0 – 1500 length field (IEEE 802.3 and/or 802.2) </text:p>
            </text:list-item>
            <text:list-item>
              <text:p text:style-name="P31">0×0800 IP(v4), Internet Protocol version 4 </text:p>
            </text:list-item>
            <text:list-item>
              <text:p text:style-name="P31">0×0806 ARP, Address Resolution Protocol </text:p>
            </text:list-item>
            <text:list-item>
              <text:p text:style-name="P31">0×8137 IPX, Internet Packet eXchange (Novell) </text:p>
            </text:list-item>
            <text:list-item>
              <text:p text:style-name="P28">0x86dd IPv6, Internet Protocol version</text:p>
            </text:list-item>
          </text:list>
        </text:list-header>
      </text:list>
      <text:list xml:id="list1159078534" text:style-name="L5">
        <text:list-item>
          <text:p text:style-name="P29">ScreenShot</text:p>
          <text:p text:style-name="P29">AS can be seen from the screenshot ASCII “G” appears 66 bytes from the start of the Ethernet Frame.</text:p>
          <text:list>
            <text:list-item>
              <text:list>
                <text:list-item>
                  <text:list>
                    <text:list-item>
                      <text:list>
                        <text:list-item>
                          <text:list>
                            <text:list-item>
                              <text:list>
                                <text:list-item>
                                  <text:list>
                                    <text:list-header>
                                      <text:p text:style-name="P29">----------------</text:p>
                                    </text:list-header>
                                  </text:list>
                                </text:list-item>
                              </text:list>
                            </text:list-item>
                          </text:list>
                        </text:list-item>
                      </text:list>
                    </text:list-item>
                  </text:list>
                </text:list-item>
              </text:list>
            </text:list-item>
          </text:list>
        </text:list-item>
      </text:list>
      <text:p text:style-name="Text_20_body"><text:tab/><text:tab/><text:tab/>For HTTP RESPONSE (OK) MESSAGE</text:p>
      <text:p text:style-name="Text_20_body"/>
      <text:list xml:id="list1841746867" text:style-name="L6">
        <text:list-item>
          <text:p text:style-name="P30">The value of the Ethernet source address is 00:24:f9:9d:70:00. <text:line-break/>This is neither the address of my computer nor of the destination website with the RFC. <text:line-break/>It is the Ethernet address of the router (Default Gateway)or switch that the local computer is connected to.<text:line-break/><text:line-break/>Already checked with “arp -n” <text:line-break/><text:span text:style-name="T3">The default gateway is IP Address 172.16.24.254 → Hardware Address <text:s/>00:24:f9:9d:70:00</text:span></text:p>
        </text:list-item>
        <text:list-item>
          <text:p text:style-name="P11">The destination address in the Ethernet frame is the MAC address (Ethernet Address) for my network card, which is <text:s/>38:60:77:c3:49:59 (IP Address – 172.16.27.28)<text:line-break/></text:p>
        </text:list-item>
        <text:list-item>
          <text:p text:style-name="P11">The hex value for the Frame Type field is 0x0800</text:p>
          <text:p text:style-name="P11"><text:s/>0x0800 stands for Internetworking Prorocol (IP)<text:line-break/>Rest of the information is same as answer in question 3 above.</text:p>
        </text:list-item>
      </text:list>
      <text:p text:style-name="P2"/>
      <text:p text:style-name="P4"/>
      <text:p text:style-name="P2"/>
      <text:p text:style-name="P22">Part 3 : IP</text:p>
      <text:p text:style-name="P2"/>
      <text:list xml:id="list537423241" text:style-name="L7">
        <text:list-item>
          <text:p text:style-name="P12">IP Address of my Computer – 172.16.27.28</text:p>
        </text:list-item>
      </text:list>
      <text:p text:style-name="P2"/>
      <text:list xml:id="list1373803543" text:style-name="L8">
        <text:list-item>
          <text:p text:style-name="P13">Within the header, the Value in the Upper Layer Protocol Field is UDP ( 0x11) i.e. 17.</text:p>
        </text:list-item>
      </text:list>
      <text:p text:style-name="P2"/>
      <text:list xml:id="list1600657112" text:style-name="L9">
        <text:list-item>
          <text:p text:style-name="P14"><text:soft-page-break/>IP header length = 20 bytes</text:p>
          <text:p text:style-name="P14">Bytes in the payload of IP header = <text:s/>36 bytes</text:p>
          <text:p text:style-name="P14">Bytes in Payload = Total length – Length of Header = 56 -20 = 36 bytes</text:p>
        </text:list-item>
      </text:list>
      <text:p text:style-name="P2"/>
      <text:list xml:id="list1443589044" text:style-name="L10">
        <text:list-item>
          <text:p text:style-name="P15">The IP Datagram has not been fragmented</text:p>
          <text:p text:style-name="P23"/>
          <text:p text:style-name="P23">Here the Flags value is 0x00</text:p>
          <text:p text:style-name="P23">The more fragments bit =0 which means it is the last fragment.</text:p>
          <text:p text:style-name="P23">The fragment offset = 0</text:p>
          <text:p text:style-name="P23">which tells us that it is<text:span text:style-name="T1"> not fragmented</text:span>.</text:p>
          <text:p text:style-name="P23"/>
          <text:p text:style-name="P23">//Description of flag:</text:p>
          <text:p text:style-name="P23">Flags:</text:p>
        </text:list-item>
      </text:list>
      <text:p text:style-name="P24"><text:tab/>A 3 bit field is used which says if the datagram is a fragmented data frame or not.</text:p>
      <text:p text:style-name="P24"><text:tab/>Bit 0: reserved, must be zero</text:p>
      <text:p text:style-name="Standard"><text:tab/>Bit 1: (AF) 0 = May Fragment, 1 = Don't Fragment.</text:p>
      <text:p text:style-name="Standard"><text:tab/>Bit 2: (AF) 0 = Last Fragment, 1 = More Fragments.</text:p>
      <text:p text:style-name="P2"/>
      <text:list xml:id="list1916329113" text:style-name="L11">
        <text:list-item>
          <text:p text:style-name="P16">The fields that always change are:</text:p>
          <text:p text:style-name="P17">Identification , Header Checksum, <text:line-break/>TTL value also changes from one datagram to the next <text:span text:style-name="T5">because in order to get the the next routers in the route to destination TTL values need to increment by 1</text:span> (<text:span text:style-name="T5">But in general traceroute sends three probe packets for each TTL value starting from 1 and hence we see in Wireshark that three ICMP packets(Windows) or UDP(packets) have the same value of TTL)</text:span></text:p>
        </text:list-item>
      </text:list>
      <text:p text:style-name="P2"/>
      <text:list xml:id="list136841798" text:style-name="L12">
        <text:list-item>
          <text:p text:style-name="P18">The fields <text:span text:style-name="T1">that stay constant </text:span>across the IP datagrams are: </text:p>
        </text:list-item>
      </text:list>
      <text:list xml:id="list449250558" text:style-name="L13">
        <text:list-item>
          <text:p text:style-name="P25"><text:span text:style-name="T4">Version</text:span><text:span text:style-name="T3"> (since we are using IPv4 for all packets) </text:span></text:p>
        </text:list-item>
        <text:list-item>
          <text:p text:style-name="P19"><text:span text:style-name="T1">Header Length</text:span> (which is 20 bytes for all )</text:p>
        </text:list-item>
        <text:list-item>
          <text:p text:style-name="P19"><text:span text:style-name="T1">Source IP</text:span> (since we are sending from the same source)</text:p>
        </text:list-item>
        <text:list-item>
          <text:p text:style-name="P19"><text:span text:style-name="T1">Destination IP</text:span> (since we are sending to the same destination)</text:p>
        </text:list-item>
        <text:list-item>
          <text:p text:style-name="P19"><text:span text:style-name="T1">Differentiated Services</text:span> (since all packets are ICMP(Windows) or UDP (Linux) they use the same Type of Service class)</text:p>
        </text:list-item>
        <text:list-item>
          <text:p text:style-name="P19"><text:span text:style-name="T1">Upper Layer Protocol</text:span> (since these are ICMP (Windows ) or UDP (Linux) packets)</text:p>
        </text:list-item>
      </text:list>
      <text:p text:style-name="P2"/>
      <text:p text:style-name="P2"><text:tab/>The fields <text:span text:style-name="T1">that must stay constant</text:span> are: (same as above)</text:p>
      <text:list xml:id="list1895952093" text:continue-numbering="true" text:style-name="L13">
        <text:list-item>
          <text:p text:style-name="P19">Version (since we are using IPv4 for all packets) </text:p>
        </text:list-item>
        <text:list-item>
          <text:p text:style-name="P19">Header Length (which is 20 bytes for all )</text:p>
        </text:list-item>
        <text:list-item>
          <text:p text:style-name="P19">Source IP (since we are sending from the same source)</text:p>
        </text:list-item>
        <text:list-item>
          <text:p text:style-name="P19">Destination IP (since we are sending to the same destination)</text:p>
        </text:list-item>
        <text:list-item>
          <text:p text:style-name="P19">Differentiated Services (since all packets are ICMP(Windows) or UDP (Linux) they use the same Type of Service class)</text:p>
        </text:list-item>
        <text:list-item>
          <text:p text:style-name="P19">Upper Layer Protocol (since these are ICMP (Windows ) or UDP (Linux) packets)</text:p>
        </text:list-item>
      </text:list>
      <text:p text:style-name="P2"/>
      <text:p text:style-name="P2"><text:tab/>The fields that must change are:</text:p>
      <text:list xml:id="list1918349579" text:style-name="L16">
        <text:list-item>
          <text:p text:style-name="P21">Identification (IP packets must have different ids)</text:p>
        </text:list-item>
        <text:list-item>
          <text:p text:style-name="P21">Time to live (traceroute increments TTL to get the next router in the route)</text:p>
        </text:list-item>
        <text:list-item>
          <text:p text:style-name="P21">Header Checksum (because header changes, so checksum must change as well)</text:p>
        </text:list-item>
      </text:list>
      <text:p text:style-name="P2"><text:soft-page-break/></text:p>
      <text:p text:style-name="P2"/>
      <text:p text:style-name="P2"/>
      <text:p text:style-name="P2"/>
      <text:list xml:id="list1459238838" text:style-name="L14">
        <text:list-item>
          <text:p text:style-name="P20">Identification Field Value : 0x18c4 <text:s/>(6340)</text:p>
          <text:p text:style-name="P20">TTL Field Value : 255</text:p>
          <text:p text:style-name="P20">Identification Number changes for all the ICMP TTL-exceeded replies.</text:p>
        </text:list-item>
      </text:list>
      <text:p text:style-name="P2"><text:tab/>The TTL values remain unchanged i.e 255 for all the ICMP TTL-exceeded replies.</text:p>
      <text:p text:style-name="P2"/>
      <text:p text:style-name="P2"><text:tab/>The Identification Number changes because it is a unique value for each packet i.e.( ICMP</text:p>
      <text:p text:style-name="P2"><text:tab/>TTL-exceeded replies)</text:p>
      <text:p text:style-name="P2"><text:tab/>The TTL field remains unchanged because the TTL for the first hop router is always the same <text:tab/>i.e 255 in our case.</text:p>
      <text:p text:style-name="P4"/>
      <text:p text:style-name="P2"/>
      <text:p text:style-name="P2">Part 4 : UDP</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KaitiM GB" style:font-size-asian="14pt" style:font-weight-asian="bold" style:font-name-complex="Lohit Hindi" style:font-size-complex="14pt"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shish </meta:initial-creator>
    <meta:creation-date>2013-03-17T18:55:16</meta:creation-date>
    <dc:date>2013-03-20T18:24:54</dc:date>
    <dc:creator>Kashish </dc:creator>
    <meta:editing-duration>PT4H42M51S</meta:editing-duration>
    <meta:editing-cycles>29</meta:editing-cycles>
    <meta:generator>LibreOffice/3.5$Linux_x86 LibreOffice_project/350m1$Build-2</meta:generator>
    <meta:document-statistic meta:table-count="0" meta:image-count="0" meta:object-count="0" meta:page-count="4" meta:paragraph-count="97" meta:word-count="1013" meta:character-count="5725" meta:non-whitespace-character-count="4806"/>
  </office:meta>
</office:document-meta>
</file>